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9952" calcext:value-type="float">
            <text:p>62.0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7456" calcext:value-type="float">
            <text:p>56.6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8952" calcext:value-type="float">
            <text:p>57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4-02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6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10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2-01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2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2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8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8488" calcext:value-type="float">
            <text:p>58.7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8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7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5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09</text:p>
          </table:table-cell>
          <table:table-cell office:value-type="string" calcext:value-type="string">
            <text:p>WestRock - Evadale Paper Mill Recorder</text:p>
          </table:table-cell>
          <table:table-cell office:value-type="string" calcext:value-type="string">
            <text:p>195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64" meta:object-count="0"/>
    <meta:user-defined meta:name="AppVersion">3.0</meta:user-defined>
  </office:meta>
</office:document-meta>
</file>